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169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9T10:48:36.59">
            <text:p>2020/1/9 10:4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9T10:48:36.7">
            <text:p>2020/1/9 10:4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6)">
            <text:p>sn(7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1">
            <text:p>101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8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8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8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8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9T10:48:34.65">
            <text:p>2020/1/9 10:4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1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1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1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1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11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1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1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1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12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81.824cm" draw:caption-point-x="-1.353cm" draw:caption-point-y="2.49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40];6;2)" office:value-type="string" office:string-value="09">
            <text:p>09</text:p>
          </table:table-cell>
          <table:table-cell table:formula="of:=MID([.F140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40];[.I140];&quot;-&quot;;LEFT([.G14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3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6)">
            <text:p>sn(7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9T10:48:36.99">
            <text:p>2020/1/9 10:4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52cm" draw:caption-point-x="-1.353cm" draw:caption-point-y="2.29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9T10:48:37.08">
            <text:p>2020/1/9 10:4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9T10:48:37.16">
            <text:p>2020/1/9 10:4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091cm" draw:caption-point-x="-1.353cm" draw:caption-point-y="2.49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6)">
            <text:p>sn(7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9T10:48:37.27">
            <text:p>2020/1/9 10:4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52cm" draw:caption-point-x="-1.353cm" draw:caption-point-y="2.29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5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95" table:on-update-keep-styles="true" table:on-update-keep-size="false"/>
        <table:database-range table:name="range_genre__kb" table:target-range-address="kb.G2:kb.G70"/>
        <table:database-range table:name="range_sn" table:target-range-address="gt.A2:gt.A9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2020/01/09</text:date>, <text:time>10:4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9T10:48:36.25</dc:date>
    <dc:creator>iwabuchi ken</dc:creator>
    <meta:editing-duration>P6DT1H19M58S</meta:editing-duration>
    <meta:editing-cycles>555</meta:editing-cycles>
    <meta:generator>OpenOffice/4.1.3$Win32 OpenOffice.org_project/413m1$Build-9783</meta:generator>
    <meta:document-statistic meta:table-count="7" meta:cell-count="2966" meta:object-count="0"/>
    <meta:user-defined meta:name="sheets-banding"/>
    <meta:user-defined meta:name="sheets-original-selection"/>
  </office:meta>
</office:document-meta>
</file>